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8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10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1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2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3.1.4 Use Case 4: Manuelt styre</text:span><text:span text:style-name="T2">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12">Styresystem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9">Frekvens: </text:span></text:span><text:span text:style-name="Standardskrifttype_20_i_20_afsnit"><text:span text:style-name="T11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0">Sekundære aktører: </text:span></text:span><text:span text:style-name="Standardskrifttype_20_i_20_afsnit"><text:span text:style-name="T12">Ingen.</text:span></text:span></text:p>
      <text:p text:style-name="P2"><text:span text:style-name="Standardskrifttype_20_i_20_afsnit"><text:span text:style-name="T12"/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7">RoboGO: de har interesse i, at en tidligere manuel, udført opgave bliver automatiseret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7">Computeren er koblet til resten af SCORBOT systemet.</text:span></text:span></text:p>
      <text:p text:style-name="P2"><text:span text:style-name="Standardskrifttype_20_i_20_afsnit"><text:span text:style-name="T7">Hermed menes, at USB-Controlleren og SCORBOTTEN er forbundet til med kabel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7">Robotten bevæger sig alt efter, hvad brugeren beder den om runtime.</text:span></text:span></text:p>
      <text:p text:style-name="P2"><text:span text:style-name="Standardskrifttype_20_i_20_afsnit"><text:span text:style-name="T4">Main success scenarie:</text:span></text:span></text:p>
      <text:list xml:id="list20312615" text:style-name="LS1">
        <text:list-item text:start-value="1">
          <text:p text:style-name="P3">Brugeren interagerer med brugergrænsefladen.</text:p>
        </text:list-item>
        <text:list-item>
          <text:p text:style-name="P3">Manuel styringsdialog åbner.</text:p>
        </text:list-item>
        <text:list-item>
          <text:p text:style-name="P3">Brugeren interagerer med brugergrænsefladen eller bruger en genvejstast.</text:p>
        </text:list-item>
        <text:list-item>
          <text:p text:style-name="P3">Robotten bevæger sig efter brugerens ønske.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3.1 Der kunne ikke forbindes til robotten.</text:span></text:span></text:p>
      <text:list xml:id="list20337784" text:style-name="L1">
        <text:list-item>
          <text:list>
            <text:list-item>
              <text:p text:style-name="P4"><text:span text:style-name="Standardskrifttype_20_i_20_afsnit"><text:span text:style-name="T5">En besked om fejlen vil blive vist.</text:span></text:span></text:p>
            </text:list-item>
            <text:list-item>
              <text:p text:style-name="P4"><text:span text:style-name="Standardskrifttype_20_i_20_afsnit"><text:span text:style-name="T5">Manuel styringsdialog vil lukke ned.</text:span></text:span></text:p>
            </text:list-item>
          </text:list>
        </text:list-item>
      </text:list>
      <text:p text:style-name="P2"><text:span text:style-name="Standardskrifttype_20_i_20_afsnit"><text:span text:style-name="T5">4.1 Robotten kan ikke bevæge sig i retningen, </text:span></text:span><text:span text:style-name="Standardskrifttype_20_i_20_afsnit"><text:span text:style-name="T6">da den har nået grænsen.</text:span></text:span></text:p>
      <text:p text:style-name="P2"><text:span text:style-name="Standardskrifttype_20_i_20_afsnit"><text:span text:style-name="T6"><text:tab/>1. Robotten bevæger sig ikke.(Ingen besked vil blive vist.)</text:span></text:span></text:p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8">Ikke funktionelle krav:</text:span></text:span></text:p>
      <text:p text:style-name="P1"><text:span text:style-name="Standardskrifttype_20_i_20_afsnit"><text:span text:style-name="T13">Styringen foregår ikke via 'toggle' – <text:s/>med det menes, at brugeren skal blive ved med at holde musen nede i brugergrænsefladen eller tasten nede på tastaturet, da robotten vil stoppe, når den (musen eller tasten på tastaturet) bliver sluppe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05T00:19:19.14</dc:date>
    <meta:editing-duration>PT2H11M24S</meta:editing-duration>
    <meta:editing-cycles>18</meta:editing-cycles>
    <meta:document-statistic meta:table-count="0" meta:image-count="0" meta:object-count="0" meta:page-count="1" meta:paragraph-count="26" meta:word-count="180" meta:character-count="958" meta:non-whitespace-character-count="1065"/>
  </office:meta>
</office:document-meta>
</file>